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0dd366" officeooo:paragraph-rsid="000dd366"/>
    </style:style>
    <style:style style:name="P2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2dd5d6" officeooo:paragraph-rsid="000ee797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3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2dd5d6" officeooo:paragraph-rsid="000f2d28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4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officeooo:rsid="0031b9aa" officeooo:paragraph-rsid="000f2d28" style:font-name-asian="Arial Unicode M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5" style:family="paragraph" style:parent-style-name="Text_20_body">
      <style:text-properties officeooo:rsid="0011900f" officeooo:paragraph-rsid="000b9585"/>
    </style:style>
    <style:style style:name="P6" style:family="paragraph" style:parent-style-name="Text_20_body">
      <style:text-properties officeooo:rsid="0011900f" officeooo:paragraph-rsid="00124eb1"/>
    </style:style>
    <style:style style:name="P7" style:family="paragraph" style:parent-style-name="Text_20_body">
      <style:text-properties officeooo:rsid="0011900f" officeooo:paragraph-rsid="001660be"/>
    </style:style>
    <style:style style:name="P8" style:family="paragraph" style:parent-style-name="Text_20_body">
      <style:text-properties officeooo:rsid="0011900f" officeooo:paragraph-rsid="0016ebfa"/>
    </style:style>
    <style:style style:name="P9" style:family="paragraph" style:parent-style-name="Text_20_body">
      <style:text-properties style:font-name="Times New Roman" officeooo:rsid="002faad9" officeooo:paragraph-rsid="00124eb1"/>
    </style:style>
    <style:style style:name="P10" style:family="paragraph" style:parent-style-name="Text_20_body">
      <style:text-properties style:font-name="Times New Roman" officeooo:rsid="002faad9" officeooo:paragraph-rsid="001660be"/>
    </style:style>
    <style:style style:name="P11" style:family="paragraph" style:parent-style-name="Standard">
      <style:text-properties style:use-window-font-color="true" style:font-name="Times New Roman" fo:font-size="12pt" fo:language="fr" fo:country="FR" officeooo:rsid="0014a1cd" officeooo:paragraph-rsid="000cb729" style:font-name-asian="Arial Unicode MS" style:font-size-asian="12pt" style:font-name-complex="Times New Roman" style:font-size-complex="12pt" style:language-complex="ar" style:country-complex="SA"/>
    </style:style>
    <style:style style:name="P12" style:family="paragraph" style:parent-style-name="Heading_20_1" style:list-style-name="Numbering_20_1">
      <style:text-properties officeooo:paragraph-rsid="000b9585"/>
    </style:style>
    <style:style style:name="P13" style:family="paragraph" style:parent-style-name="Heading_20_1">
      <style:paragraph-properties fo:break-before="page"/>
      <style:text-properties officeooo:paragraph-rsid="000b9585"/>
    </style:style>
    <style:style style:name="P14" style:family="paragraph" style:parent-style-name="Text_20_body">
      <style:text-properties officeooo:rsid="0011900f" officeooo:paragraph-rsid="0019ea9d"/>
    </style:style>
    <style:style style:name="T1" style:family="text">
      <style:text-properties fo:font-variant="normal" fo:text-transform="none" fo:color="#000000" style:font-name="Arial" fo:letter-spacing="normal" fo:font-style="normal" fo:font-weight="bold" officeooo:rsid="000ee797" style:font-weight-asian="bold" style:font-weight-complex="bold"/>
    </style:style>
    <style:style style:name="T2" style:family="text">
      <style:text-properties fo:font-variant="normal" fo:text-transform="none" fo:color="#000000" style:font-name="Arial" fo:font-size="12pt" fo:letter-spacing="normal" fo:language="fr" fo:country="FR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46882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4a1c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0b9585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0bdcb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24eb1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660be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6ebfa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9ea9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Arial" fo:font-size="12pt" fo:letter-spacing="normal" fo:language="fr" fo:country="FR" fo:font-style="normal" fo:font-weight="bold" officeooo:rsid="00124eb1" style:font-name-asian="Arial Unicode MS" style:font-size-asian="12pt" style:font-weight-asian="bold" style:font-name-complex="Times New Roman" style:font-size-complex="12pt" style:language-complex="ar" style:country-complex="SA" style:font-weight-complex="bold"/>
    </style:style>
    <style:style style:name="T12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0b9585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style:font-name="Times New Roman" fo:font-size="12pt" fo:letter-spacing="normal" fo:language="fr" fo:country="FR" fo:font-style="normal" fo:font-weight="normal" officeooo:rsid="000cb729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 officeooo:rsid="000b9585" style:font-weight-asian="normal" style:font-weight-complex="normal"/>
    </style:style>
    <style:style style:name="T15" style:family="text">
      <style:text-properties fo:font-variant="normal" fo:text-transform="none" style:font-name="Arial" fo:letter-spacing="normal" fo:font-style="normal" fo:font-weight="bold" officeooo:rsid="0014a1cd" style:font-weight-asian="bold" style:font-weight-complex="bold"/>
    </style:style>
    <style:style style:name="T16" style:family="text">
      <style:text-properties fo:font-variant="normal" fo:text-transform="none" style:font-name="Arial" fo:letter-spacing="normal" fo:font-style="normal" fo:font-weight="bold" officeooo:rsid="000f2d28" style:font-weight-asian="bold" style:font-weight-complex="bold"/>
    </style:style>
    <style:style style:name="T17" style:family="text">
      <style:text-properties fo:font-variant="normal" fo:text-transform="none" style:font-name="Arial" fo:letter-spacing="normal" fo:font-style="normal" officeooo:rsid="000f2d28" style:language-asian="zxx" style:country-asian="none"/>
    </style:style>
    <style:style style:name="T18" style:family="text">
      <style:text-properties fo:font-variant="normal" fo:text-transform="none" style:use-window-font-color="true" style:font-name="Arial" fo:font-size="12pt" fo:letter-spacing="normal" fo:language="fr" fo:country="FR" fo:font-style="normal" fo:font-weight="bold" officeooo:rsid="0014a1cd" style:font-name-asian="Arial Unicode MS" style:font-size-asian="12pt" style:font-weight-asian="bold" style:font-name-complex="Times New Roman" style:font-size-complex="12pt" style:language-complex="ar" style:country-complex="SA" style:font-weight-complex="bold"/>
    </style:style>
    <style:style style:name="T19" style:family="text">
      <style:text-properties officeooo:rsid="0031b9aa"/>
    </style:style>
    <style:style style:name="T20" style:family="text">
      <style:text-properties officeooo:rsid="002faad9"/>
    </style:style>
    <style:style style:name="T21" style:family="text">
      <style:text-properties officeooo:rsid="002fc89b"/>
    </style:style>
    <style:style style:name="T22" style:family="text">
      <style:text-properties officeooo:rsid="0033a0f7"/>
    </style:style>
    <style:style style:name="T23" style:family="text">
      <style:text-properties style:font-name="Arial" fo:font-weight="bold" officeooo:rsid="0014a1cd" style:font-weight-asian="bold" style:font-weight-complex="bold"/>
    </style:style>
    <style:style style:name="T24" style:family="text">
      <style:text-properties style:font-name="Arial" fo:font-weight="bold" officeooo:rsid="00157c64" style:font-weight-asian="bold" style:font-weight-complex="bold"/>
    </style:style>
    <style:style style:name="T25" style:family="text">
      <style:text-properties style:font-name="Arial" fo:font-weight="bold" officeooo:rsid="001660b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Le site internet</text:h>
      <text:p text:style-name="P2">Le site <text:span text:style-name="Strong_20_Emphasis"><text:span text:style-name="T1">[url]</text:span></text:span> est une publication de :</text:p>
      <text:p text:style-name="P6"><text:span text:style-name="Strong_20_Emphasis"><text:span text:style-name="T4">[publisher_status]</text:span></text:span><text:span text:style-name="Strong_20_Emphasis"><text:span text:style-name="T3"> </text:span></text:span><text:span text:style-name="Strong_20_Emphasis"><text:span text:style-name="T7">[legalName] </text:span></text:span><text:span text:style-name="Strong_20_Emphasis"><text:span text:style-name="T4">[publisher]</text:span></text:span><text:span text:style-name="Strong_20_Emphasis"><text:span text:style-name="T2"> </text:span></text:span><text:span text:style-name="Strong_20_Emphasis"><text:span text:style-name="T6">[status]</text:span></text:span></text:p>
      <text:p text:style-name="P7"><text:span text:style-name="Strong_20_Emphasis"><text:span text:style-name="T4">[publisher_adress] </text:span></text:span><text:span text:style-name="Strong_20_Emphasis"><text:span text:style-name="T8">[address] </text:span></text:span></text:p>
      <text:p text:style-name="P14"><text:span text:style-name="Strong_20_Emphasis"><text:span text:style-name="T12">Téléphone : </text:span></text:span><text:span text:style-name="Strong_20_Emphasis"><text:span text:style-name="T5">[publisher_telephone] </text:span></text:span><text:span text:style-name="Strong_20_Emphasis"><text:span text:style-name="T10">[telephone]</text:span></text:span></text:p>
      <text:p text:style-name="P8"><text:span text:style-name="Strong_20_Emphasis"><text:span text:style-name="T12">Mail : </text:span></text:span><text:span text:style-name="Strong_20_Emphasis"><text:span text:style-name="T5">[publisher_email] </text:span></text:span><text:span text:style-name="Strong_20_Emphasis"><text:span text:style-name="T9">[contact_point]</text:span></text:span></text:p>
      <text:p text:style-name="P5"><text:span text:style-name="Strong_20_Emphasis"><text:span text:style-name="T12">Site Web : </text:span></text:span><text:span text:style-name="Strong_20_Emphasis"><text:span text:style-name="T5">[publisher_website]</text:span></text:span></text:p>
      <text:list xml:id="list356819276503564171" text:style-name="Numbering_20_1">
        <text:list-header>
          <text:h text:style-name="P12" text:outline-level="1">Hébergeur </text:h>
        </text:list-header>
      </text:list>
      <text:p text:style-name="P9"><text:span text:style-name="Strong_20_Emphasis"><text:span text:style-name="T18">[host] </text:span></text:span><text:span text:style-name="Strong_20_Emphasis"><text:span text:style-name="T11">[legalName]</text:span></text:span></text:p>
      <text:p text:style-name="P10"><text:span text:style-name="Strong_20_Emphasis"><text:span text:style-name="T13">Adresse</text:span></text:span><text:span text:style-name="Strong_20_Emphasis"><text:span text:style-name="T12">: </text:span></text:span><text:span text:style-name="T23">[host_adress] </text:span><text:span text:style-name="T25">[address] </text:span></text:p>
      <text:p text:style-name="P11"><text:span text:style-name="Strong_20_Emphasis"><text:span text:style-name="T14">Téléphone : </text:span></text:span><text:span text:style-name="Strong_20_Emphasis"><text:span text:style-name="T15">[host_telephone]</text:span></text:span></text:p>
      <text:list xml:id="list161912648421442" text:continue-numbering="true" text:style-name="Numbering_20_1">
        <text:list-header>
          <text:h text:style-name="P12" text:outline-level="1"><text:span text:style-name="T19">R</text:span>éseaux sociaux <text:span text:style-name="T20">officiels</text:span></text:h>
        </text:list-header>
      </text:list>
      <text:p text:style-name="P3">Facebook : <text:span text:style-name="Strong_20_Emphasis"><text:span text:style-name="T16">[facebook_website]</text:span></text:span></text:p>
      <text:p text:style-name="P3"><text:span text:style-name="T21">T</text:span>witter : <text:span text:style-name="Strong_20_Emphasis"><text:span text:style-name="T17">[twitter_website]</text:span></text:span></text:p>
      <text:p text:style-name="P3"><text:span text:style-name="T21">G</text:span>oogle+ : <text:span text:style-name="T24">[</text:span><text:span text:style-name="Strong_20_Emphasis"><text:span text:style-name="T17">google_plus_website]</text:span></text:span></text:p>
      <text:p text:style-name="P3"><text:span text:style-name="T21">I</text:span>nstagram : <text:span text:style-name="Strong_20_Emphasis"><text:span text:style-name="T17">[instagram_website]</text:span></text:span></text:p>
      <text:p text:style-name="P3"><text:span text:style-name="T21">P</text:span>interest : <text:span text:style-name="Strong_20_Emphasis"><text:span text:style-name="T17">[pinterest_website]</text:span></text:span></text:p>
      <text:p text:style-name="P4">Link<text:span text:style-name="T22">e</text:span>din : <text:span text:style-name="Strong_20_Emphasis"><text:span text:style-name="T17">[linkedin_website]</text:span></text:span></text:p>
      <text:p text:style-name="P4"><text:span text:style-name="Strong_20_Emphasis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dd366" officeooo:paragraph-rsid="000dd36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e document distribué sous licence GPLv3 a ce titre aucune garantie n'accompagne ce logiciel libre. </text:p>
        <text:p text:style-name="MP1">Version 4.0.0-2017112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25S</meta:editing-duration>
    <meta:editing-cycles>11</meta:editing-cycles>
    <meta:generator>LibreOffice/5.2.2.2$Windows_x86 LibreOffice_project/8f96e87c890bf8fa77463cd4b640a2312823f3ad</meta:generator>
    <dc:date>2018-07-20T16:19:12.113000000</dc:date>
    <meta:document-statistic meta:table-count="0" meta:image-count="0" meta:object-count="0" meta:page-count="1" meta:paragraph-count="20" meta:word-count="76" meta:character-count="663" meta:non-whitespace-character-count="603"/>
    <meta:user-defined meta:name="Info 1"/>
    <meta:user-defined meta:name="Info 2"/>
    <meta:user-defined meta:name="Info 3"/>
    <meta:user-defined meta:name="Info 4"/>
  </office:meta>
</office:document-meta>
</file>